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break-before="page"/>
    </style:style>
    <style:style style:name="P2" style:family="paragraph" style:parent-style-name="Footer">
      <style:paragraph-properties fo:text-align="end" style:justify-single-word="false"/>
      <style:text-properties officeooo:rsid="00170232" officeooo:paragraph-rsid="00170232"/>
    </style:style>
    <style:style style:name="P3" style:family="paragraph" style:parent-style-name="Subtitle">
      <style:text-properties fo:font-size="14pt" style:font-size-asian="14pt" style:font-size-complex="14pt"/>
    </style:style>
    <style:style style:name="P4" style:family="paragraph" style:parent-style-name="Heading_20_1">
      <style:paragraph-properties fo:margin-top="0.1083in" fo:margin-bottom="0.0846in" loext:contextual-spacing="false"/>
      <style:text-properties officeooo:paragraph-rsid="0015d797"/>
    </style:style>
    <style:style style:name="P5" style:family="paragraph" style:parent-style-name="Standard">
      <style:text-properties officeooo:rsid="00079046" officeooo:paragraph-rsid="0010aa44"/>
    </style:style>
    <style:style style:name="P6" style:family="paragraph" style:parent-style-name="Standard">
      <style:text-properties officeooo:rsid="00079046" officeooo:paragraph-rsid="00119649"/>
    </style:style>
    <style:style style:name="P7" style:family="paragraph" style:parent-style-name="Standard">
      <style:text-properties officeooo:rsid="00079046" officeooo:paragraph-rsid="001525ea"/>
    </style:style>
    <style:style style:name="P8" style:family="paragraph" style:parent-style-name="Standard">
      <style:text-properties officeooo:rsid="00079046" officeooo:paragraph-rsid="0015d797"/>
    </style:style>
    <style:style style:name="P9" style:family="paragraph" style:parent-style-name="Standard">
      <style:text-properties officeooo:rsid="0010aa44" officeooo:paragraph-rsid="0010aa44"/>
    </style:style>
    <style:style style:name="P10" style:family="paragraph" style:parent-style-name="Standard">
      <style:text-properties officeooo:paragraph-rsid="0010aa44"/>
    </style:style>
    <style:style style:name="P11" style:family="paragraph" style:parent-style-name="Standard">
      <style:text-properties officeooo:rsid="00119649" officeooo:paragraph-rsid="001525ea"/>
    </style:style>
    <style:style style:name="P12" style:family="paragraph" style:parent-style-name="Standard">
      <style:text-properties fo:font-weight="bold" officeooo:rsid="00079046" officeooo:paragraph-rsid="001525ea" style:font-weight-asian="bold" style:font-weight-complex="bold"/>
    </style:style>
    <style:style style:name="P13" style:family="paragraph" style:parent-style-name="Standard">
      <style:text-properties fo:font-weight="bold" officeooo:rsid="00079046" officeooo:paragraph-rsid="0010aa44" style:font-weight-asian="bold" style:font-weight-complex="bold"/>
    </style:style>
    <style:style style:name="P14" style:family="paragraph" style:parent-style-name="Standard">
      <style:text-properties fo:font-weight="bold" officeooo:rsid="001525ea" officeooo:paragraph-rsid="001525ea" style:font-weight-asian="bold" style:font-weight-complex="bold"/>
    </style:style>
    <style:style style:name="P15" style:family="paragraph" style:parent-style-name="Standard">
      <style:text-properties fo:font-weight="bold" officeooo:rsid="0015d797" officeooo:paragraph-rsid="0015d797" style:font-weight-asian="bold" style:font-weight-complex="bold"/>
    </style:style>
    <style:style style:name="P16" style:family="paragraph" style:parent-style-name="Standard">
      <style:text-properties fo:font-weight="bold" officeooo:rsid="001875fc" officeooo:paragraph-rsid="001875fc" style:font-weight-asian="bold" style:font-weight-complex="bold"/>
    </style:style>
    <style:style style:name="P17" style:family="paragraph" style:parent-style-name="Standard">
      <style:text-properties officeooo:rsid="001525ea" officeooo:paragraph-rsid="001525ea"/>
    </style:style>
    <style:style style:name="T1" style:family="text">
      <style:text-properties officeooo:rsid="0010aa44"/>
    </style:style>
    <style:style style:name="T2" style:family="text">
      <style:text-properties officeooo:rsid="00079046"/>
    </style:style>
    <style:style style:name="T3" style:family="text">
      <style:text-properties officeooo:rsid="00119649"/>
    </style:style>
    <style:style style:name="T4" style:family="text">
      <style:text-properties officeooo:rsid="001525ea"/>
    </style:style>
    <style:style style:name="T5" style:family="text">
      <style:text-properties fo:font-weight="bold" style:font-weight-asian="bold" style:font-weight-complex="bold"/>
    </style:style>
    <style:style style:name="T6" style:family="text">
      <style:text-properties officeooo:rsid="0015d797"/>
    </style:style>
    <style:style style:name="T7" style:family="text">
      <style:text-properties officeooo:rsid="001ae1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y-Claw <text:span text:style-name="T7">User Guide</text:span></text:p>
      <text:h text:style-name="Heading_20_1" text:outline-level="1">Description</text:h>
      <text:p text:style-name="P9">The Recy-Claw is a claw machine type game with point scoring music files. The claw game functionality is through the game control board. The score display and music is controlled by a Raspberry Pi. Audio Files are located on a flash drive connected to the Raspberry Pi. See sections below for information on audio tracks. The game screen and music takes ~30 seconds to fully boot. <text:span text:style-name="T3">Once powered on, the music and screen should start automatically. This will play a welcome audio and display a message on the matrix. Once the start button is pressed, the matrix and music will change to game mode. The user will have a predetermined number of tries, as defined in setup instructions.</text:span></text:p>
      <text:p text:style-name="P6"/>
      <text:h text:style-name="Heading_20_1" text:outline-level="1">Audio Files</text:h>
      <text:p text:style-name="P6">Audio files are located on the USB Drive. The files should be in the main directory of the USB Drive. The naming scheme is “TRACK000.wav” Where “000” is the track number. Audio files must <text:span text:style-name="T1">be “</text:span>wav” format with a frequency of 44100Hz, mono <text:span text:style-name="T1">track</text:span>, and 16 bit <text:span text:style-name="T1">encoding. The audio files will be played on loop, so ensure file will sound good in a loop. Score and End audio files are not on loop.</text:span></text:p>
      <text:p text:style-name="P6"/>
      <text:h text:style-name="Heading_20_2" text:outline-level="2">Track Numbering</text:h>
      <text:p text:style-name="P6">TRACK001.wav: Welcome Music, Idle Machine </text:p>
      <text:p text:style-name="P6">TRACK002.wav: Game Music, In-Game Music </text:p>
      <text:p text:style-name="P6">TRACK003.wav: Score, Normal Score Point </text:p>
      <text:p text:style-name="P6">TRACK004.wav: Score, Bonus Score Point </text:p>
      <text:p text:style-name="P6">TRACK005.wav: End Music, Game over </text:p>
      <text:p text:style-name="P9"/>
      <text:h text:style-name="Heading_20_1" text:outline-level="1">Code Files</text:h>
      <text:p text:style-name="P6">The setup.py script has all the imports and most of the functions. Use this file to set the Beam Break Sensor(s) input Pin, start button input pin, claw machine count pin. Cha<text:span text:style-name="T1">n</text:span>ges to the matrix <text:span text:style-name="T1">(screen) </text:span>output can be changed in the “run_time.py” script. <text:span text:style-name="T4">For troubleshooting, there is a “diagnostics.py” script. Use caution when manipulating source code. See Technical Documentation for more details. </text:span></text:p>
      <text:p text:style-name="P9"/>
      <text:h text:style-name="Heading_20_1" text:outline-level="1">TROUBLE SHOOTING </text:h>
      <text:p text:style-name="P12">No Display on Power Up </text:p>
      <text:p text:style-name="P7">Does the Rapsberry Pi have Power? Does the LED matrix have Power?</text:p>
      <text:p text:style-name="P7">Check the “cronlog”, log into RPi and type “cd ~/logs”, type “cat cronlogs” to view error messages. </text:p>
      <text:p text:style-name="P7"/>
      <text:p text:style-name="P7"><text:span text:style-name="T5"/></text:p>
      <text:p text:style-name="P7"><text:soft-page-break/><text:span text:style-name="T5">No Audio </text:span></text:p>
      <text:p text:style-name="P7">Check power <text:span text:style-name="T4">and volume control </text:span>for audio amplifier. <text:span text:style-name="T4">Ensure the headphone output from the Rpi is properly connected to the audio amplifier. </text:span></text:p>
      <text:p text:style-name="P7"/>
      <text:p text:style-name="P12">Restart Program <text:span text:style-name="T3">(after changing code)</text:span></text:p>
      <text:p text:style-name="P11">Log into RPi</text:p>
      <text:p text:style-name="P7">Go to folder: “cd ~/Documents/clawMachine/src”</text:p>
      <text:p text:style-name="P7">“sudo python3 run_time.py”</text:p>
      <text:p text:style-name="P7">Assuming any error have been correct, a reboot will also restart the program. </text:p>
      <text:p text:style-name="P7"/>
      <text:p text:style-name="P12">Run Diagnostic Script </text:p>
      <text:p text:style-name="P7">Go to folder: “cd ~/Documents/clawMachine/src”</text:p>
      <text:p text:style-name="P7">“sudo python3 diagnostic.py”</text:p>
      <text:p text:style-name="P7">error messages will appear on screen / command line</text:p>
      <text:p text:style-name="P7"/>
      <text:p text:style-name="P16">Error Messages</text:p>
      <text:p text:style-name="P7">Messages will print to the command line and the display (if available) </text:p>
      <text:p text:style-name="P7">Message Format is: Error #, File.Line.# </text:p>
      <text:p text:style-name="P7">Example message-&gt; ERR: 10 S.L.8 ==&gt; Error 10 in setup file line 8 </text:p>
      <text:p text:style-name="P7">ERR 10 - Import module error – Check setup file </text:p>
      <text:p text:style-name="P7">ERR 12 - Name Errors – Check Import Module declarations and usage </text:p>
      <text:p text:style-name="P7">ERR 20 - Audio File Error – Check Name and Format</text:p>
      <text:p text:style-name="P9"/>
      <text:p text:style-name="Title"/>
      <text:p text:style-name="P1">Technical Documentation</text:p>
      <text:p text:style-name="Subtitle">Connecting and Editing Files / Code on the Raspberry Pi</text:p>
      <text:p text:style-name="P3">Code Files located at https://github.com/arcanaworkshop</text:p>
      <text:h text:style-name="Heading_20_1" text:outline-level="1">Connecting to the Rapsberry Pi (RPi)</text:h>
      <text:h text:style-name="Heading_20_2" text:outline-level="2">Windows</text:h>
      <text:p text:style-name="P5">Use PuTTY, found at https://www.chiark.greenend.org.uk/~sgtatham/putty/latest.html. Download and install program</text:p>
      <text:p text:style-name="P5">Connect Ethernet cord from laptop to RPi</text:p>
      <text:p text:style-name="P5">Open PuTTY, under “Session” use Host Name “raspberrypi.local”</text:p>
      <text:p text:style-name="P5">Use credentials below</text:p>
      <text:p text:style-name="P5">To share internet with RPi, ensure internet sharing is active. Go to wifi settings and select “Alow other network users to connect ... ” </text:p>
      <text:h text:style-name="Heading_20_2" text:outline-level="2">Mac / Linux</text:h>
      <text:p text:style-name="P5"> Connect Ethernet cord from laptop to RPi</text:p>
      <text:p text:style-name="P5">Open Terminal</text:p>
      <text:p text:style-name="P10"><text:span text:style-name="T2">type: “ssh pi@raspberrypi.local”, see Credentials for password</text:span></text:p>
      <text:p text:style-name="P5">To share internet with RPi, ensure internet sharing is active. Go to sharing settings and select “Internet Sharing” </text:p>
      <text:h text:style-name="Heading_20_2" text:outline-level="2">Credentials </text:h>
      <text:p text:style-name="P5">user: pi </text:p>
      <text:p text:style-name="P5">password: <text:span text:style-name="T1">arcana</text:span></text:p>
      <text:p text:style-name="P10"><text:span text:style-name="T2">If using sudo commands, use the same password. The password will not appear while typing. </text:span></text:p>
      <text:h text:style-name="P4" text:outline-level="1">Updating Code</text:h>
      <text:p text:style-name="P8">Once connected to the Pi, you’ll be using command line instructions. Go to the source code folder and use ‘git’ commands to pull the latest version of code.  <text:span text:style-name="T4">Before updating code, be sure to kill the currently running program (see below). </text:span>To edit files on the RPi, you can use “nano ‘<text:span text:style-name="T6">fileName’”, where ‘fileName’ is the file you wish to edit. It is advised to change files remotely using git repository, then pulling changes to the Rpi. </text:span></text:p>
      <text:p text:style-name="P5"/>
      <text:p text:style-name="P7"><text:span text:style-name="T5">To kill the existing program</text:span> (required to update and re-run the program) </text:p>
      <text:p text:style-name="P17">In the command line: </text:p>
      <text:p text:style-name="P7">“top”</text:p>
      <text:p text:style-name="P7">Look for “python”, should be near the top of the list. Take Note of the “PID” value.</text:p>
      <text:p text:style-name="P7">“CTL-C” to exit the list of information</text:p>
      <text:p text:style-name="P7"><text:soft-page-break/>“sudo kill PID”, where PID is the value you noted</text:p>
      <text:p text:style-name="P7">Now you can go to the source files as indicated above update and re-run the “run_time.py” script. </text:p>
      <text:p text:style-name="P14">Updating code from GitHub repository</text:p>
      <text:p text:style-name="P5">cd Documents/clawMachine/src</text:p>
      <text:p text:style-name="P5">git pull</text:p>
      <text:p text:style-name="P5">To rerun program, <text:span text:style-name="T1">type: </text:span>sudo python3 run_time.py</text:p>
      <text:p text:style-name="P5">NOTE: To see which branch you’re on, type: “git branch” </text:p>
      <text:p text:style-name="P15"/>
      <text:p text:style-name="P15">Git Commands (To pull / push code changes to remote files)</text:p>
      <text:p text:style-name="P5">A few important Git commands to use when logged into the RPi:</text:p>
      <text:p text:style-name="P5">For getting files from the <text:span text:style-name="T6">repository</text:span>: </text:p>
      <text:p text:style-name="P5">“git pull” – get <text:span text:style-name="T6">latest</text:span> information from repo</text:p>
      <text:p text:style-name="P5">“git fetch origin [remotBranch]:[localBranch]” – where [remoteBranch] is a new branch that you need to pull. [localBranch] will be the same name</text:p>
      <text:p text:style-name="P5">“git branch” – lists the branches on the repository. If you tried adding a branch, make sure it shows up in this list.</text:p>
      <text:p text:style-name="P5">“git checkout [branch]” – where [branch] is the branch you want to switch to </text:p>
      <text:p text:style-name="P5"/>
      <text:p text:style-name="P13"><text:span text:style-name="T6">A</text:span>dding files to the repository</text:p>
      <text:p text:style-name="P5">“git add [files]” – where [files] are local files you want to add to the repo</text:p>
      <text:p text:style-name="P5">“git commit -m ”message“” – where “message” is user defined</text:p>
      <text:p text:style-name="P5">“git push” will push the <text:span text:style-name="T6">committed</text:span> files to the current repo<text:span text:style-name="T6">sitory</text:span></text:p>
      <text:p text:style-name="P5"/>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170232" officeooo:paragraph-rsid="0017023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Recy-claw User Guid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7T21:09:42.607638341</meta:creation-date>
    <dc:date>2021-04-07T21:59:07.409009991</dc:date>
    <meta:editing-duration>PT28M18S</meta:editing-duration>
    <meta:editing-cycles>9</meta:editing-cycles>
    <meta:generator>LibreOffice/6.0.7.3$Linux_X86_64 LibreOffice_project/00m0$Build-3</meta:generator>
    <meta:document-statistic meta:table-count="0" meta:image-count="0" meta:object-count="0" meta:page-count="4" meta:paragraph-count="80" meta:word-count="903" meta:character-count="5495" meta:non-whitespace-character-count="4631"/>
  </office:meta>
</office:document-meta>
</file>